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355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6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0c0c0"/>
      <style:text-properties fo:color="#000000"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Group/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1</text:p>
          </table:table-cell>
          <table:table-cell table:style-name="ce4" office:value-type="string" calcext:value-type="string">
            <text:p>04:00-07:00 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2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3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4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5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6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7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4" office:value-type="string" calcext:value-type="string">
            <text:p>09:00-12:00</text:p>
            <text:p>15:00-18:00</text:p>
            <text:p>21:00-24:00</text:p>
          </table:table-cell>
          <table:table-cell table:style-name="ce4" office:value-type="string" calcext:value-type="string">
            <text:p>08:00-11:00</text:p>
            <text:p>14:00-17:00</text:p>
            <text:p>20:00-23:00</text:p>
          </table:table-cell>
          <table:table-cell table:style-name="ce4" office:value-type="string" calcext:value-type="string">
            <text:p>07:00-10:00</text:p>
            <text:p>13:00-16:00</text:p>
            <text:p>19:00-22:00</text:p>
          </table:table-cell>
          <table:table-cell table:style-name="ce4" office:value-type="string" calcext:value-type="string">
            <text:p>06:00-09:00</text:p>
            <text:p>12:00-15:00</text:p>
            <text:p>18:00-21:00</text:p>
          </table:table-cell>
          <table:table-cell table:style-name="ce4" office:value-type="string" calcext:value-type="string">
            <text:p>05:00-08:00</text:p>
            <text:p>11:00-14:00</text:p>
            <text:p>17:00-20:00</text:p>
          </table:table-cell>
          <table:table-cell table:style-name="ce4" office:value-type="string" calcext:value-type="string">
            <text:p>04:00-07:00</text:p>
            <text:p>10:00-13:00</text:p>
            <text:p>16:00-19:00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21:39:36.108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21:41:50.401103000</dc:date>
    <meta:generator>LibreOffice/4.1.4.2$MacOSX_x86 LibreOffice_project/0a0440ccc0227ad9829de5f46be37cfb6edcf72</meta:generator>
    <meta:editing-duration>PT29M45S</meta:editing-duration>
    <meta:editing-cycles>113</meta:editing-cycles>
    <meta:document-statistic meta:table-count="1" meta:cell-count="64" meta:object-count="0"/>
    <meta:user-defined meta:name=""/>
  </office:meta>
</office:document-meta>
</file>